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51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00e9f7" officeooo:paragraph-rsid="0000e9f7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0e9f7" officeooo:paragraph-rsid="0000e9f7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008d8e" officeooo:paragraph-rsid="00008d8e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Emple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Conocimientos de administración de 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Administrador:</text:p>
            <text:p text:style-name="P10">Cliente:</text:p>
            <text:p text:style-name="P10">Repartid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1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1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2:03:13.759053751</dc:date>
    <meta:editing-cycles>5</meta:editing-cycles>
    <meta:editing-duration>PT7M57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77" meta:character-count="534" meta:non-whitespace-character-count="479"/>
  </office:meta>
</office:document-meta>
</file>